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4.94mm"/>
    </style:style>
    <style:style style:name="co2" style:family="table-column">
      <style:table-column-properties fo:break-before="auto" style:column-width="8.55mm"/>
    </style:style>
    <style:style style:name="co3" style:family="table-column">
      <style:table-column-properties fo:break-before="auto" style:column-width="149.63mm"/>
    </style:style>
    <style:style style:name="co4" style:family="table-column">
      <style:table-column-properties fo:break-before="auto" style:column-width="7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 tant que restaurant, je veux pouvoir voir le nom de mon resto sur mon app</text:p>
          </table:table-cell>
          <table:table-cell/>
          <table:table-cell office:value-type="string" calcext:value-type="string">
            <text:p>En tant que Baker, je veux pouvoir valider une fois 1 resto livré</text:p>
          </table:table-cell>
          <table:table-cell/>
        </table:table-row>
        <table:table-row table:style-name="ro1">
          <table:table-cell office:value-type="string" calcext:value-type="string">
            <text:p>En tant que restaurant, je veux pouvoir saisir ma quantité jusq’à 2H/3H du matin (la veille)</text:p>
          </table:table-cell>
          <table:table-cell/>
          <table:table-cell office:value-type="string" calcext:value-type="string">
            <text:p>En tant que Baker, je veux que le resto validé se positionne en fin de liste </text:p>
          </table:table-cell>
          <table:table-cell/>
        </table:table-row>
        <table:table-row table:style-name="ro1">
          <table:table-cell office:value-type="string" calcext:value-type="string">
            <text:p>En tant que restaurant, je veux pouvoir augmenter ou diminuer la quantité de pain (+ ou -)</text:p>
          </table:table-cell>
          <table:table-cell/>
          <table:table-cell office:value-type="string" calcext:value-type="string">
            <text:p>En tant que Baker, je veux pouvoir annuler une validation par erreur d’1 resto livré</text:p>
          </table:table-cell>
          <table:table-cell/>
        </table:table-row>
        <table:table-row table:style-name="ro1">
          <table:table-cell office:value-type="string" calcext:value-type="string">
            <text:p>En tant que restaurant, je veux tomber directement sur la journée qui correspond au lendemain </text:p>
          </table:table-cell>
          <table:table-cell/>
          <table:table-cell office:value-type="string" calcext:value-type="string">
            <text:p>En tant que Baker, je veux avoir la liste ordonnée suivant ma tournée</text:p>
          </table:table-cell>
          <table:table-cell/>
        </table:table-row>
        <table:table-row table:style-name="ro1">
          <table:table-cell office:value-type="string" calcext:value-type="string">
            <text:p>En tant que restaurant, je veux pouvoir avancer dans le temps et changer quantité dans 2 jours par ex</text:p>
          </table:table-cell>
          <table:table-cell/>
          <table:table-cell office:value-type="string" calcext:value-type="string">
            <text:p>En tant que Baker, je veux avoir la visibilité </text:p>
          </table:table-cell>
          <table:table-cell/>
        </table:table-row>
        <table:table-row table:style-name="ro1">
          <table:table-cell office:value-type="string" calcext:value-type="string">
            <text:p>En tant que restaurant, je veux pouvoir lister mes commandes</text:p>
          </table:table-cell>
          <table:table-cell table:style-name="ce1"/>
          <table:table-cell office:value-type="string" calcext:value-type="string">
            <text:p>En tant que Baker, je veux pouvoir voir le total général de commande par restau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voir les commandes du lendemain</text:p>
          </table:table-cell>
          <table:table-cell/>
          <table:table-cell office:value-type="string" calcext:value-type="string">
            <text:p>En tant que Baker, je veux pouvoir le total général de commande par restau par jour</text:p>
          </table:table-cell>
          <table:table-cell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voir la liste des commandes par jour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voir la liste des commandes par jour et par restaurant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créer un restaurant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supprimer un restaurant (s’il n’a aucune commande)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supprimer une commande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maj un restaurant (exemple resto id 2 change de nom…)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visualiser la liste des restaurants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visualiser la liste des commandes</text:p>
          </table:table-cell>
          <table:table-cell table:style-name="ce1"/>
        </table:table-row>
        <table:table-row table:style-name="ro1">
          <table:table-cell office:value-type="string" calcext:value-type="string">
            <text:p>En tant que restaurant, je veux pouvoir </text:p>
          </table:table-cell>
          <table:table-cell/>
          <table:table-cell office:value-type="string" calcext:value-type="string">
            <text:p>En tant que Baker, je veux pouvoir maj une commande (exemple comm id 2 erreur de saisie…)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6:25:45.355461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25:51.873340712</meta:creation-date>
    <meta:editing-duration>PT35M36S</meta:editing-duration>
    <meta:editing-cycles>3</meta:editing-cycles>
    <meta:generator>LibreOffice/6.0.7.3$Linux_X86_64 LibreOffice_project/00m0$Build-3</meta:generator>
    <dc:date>2020-03-02T10:15:31.153399851</dc:date>
    <meta:document-statistic meta:table-count="1" meta:cell-count="32" meta:object-count="0"/>
  </office:meta>
</office:document-meta>
</file>